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200" calcext:value-type="float">
            <text:p>2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00" calcext:value-type="float">
            <text:p>20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5-06" calcext:value-type="date">
            <text:p>06/05/2025</text:p>
          </table:table-cell>
          <table:table-cell table:style-name="ce36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7-04" calcext:value-type="date">
            <text:p>04/07/2025</text:p>
          </table:table-cell>
          <table:table-cell table:style-name="ce36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07-04" calcext:value-type="date">
            <text:p>04/07/2025</text:p>
          </table:table-cell>
          <table:table-cell table:style-name="ce36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14]-[.F1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15]-[.F1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50" calcext:value-type="float">
            <text:p>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50" calcext:value-type="float">
            <text:p>150,00</text:p>
          </table:table-cell>
          <table:table-cell table:style-name="ce28" office:value-type="date" office:date-value="2025-11-18" calcext:value-type="date">
            <text:p>18/11/2025</text:p>
          </table:table-cell>
          <table:table-cell table:style-name="ce36" table:formula="of:=[.C16]-[.F1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16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21">00/00/0000</text:date></text:span><text:span text:style-name="MT2"><text:s/>- </text:span><text:span text:style-name="MT2"><text:time style:data-style-name="N2" text:time-value="14:20:13.465993600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4:20:13.472973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50:15</meta:creation-date>
    <dc:date>2025-11-21T14:21:33.178966200</dc:date>
    <dc:language>pt-PT</dc:language>
    <meta:editing-cycles>575</meta:editing-cycles>
    <meta:editing-duration>PT16H38M13S</meta:editing-duration>
    <meta:print-date>2025-09-02T14:39:51.969309330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